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fi" fo:country="FI" officeooo:rsid="00147438" officeooo:paragraph-rsid="00147438"/>
    </style:style>
    <style:style style:name="P2" style:family="paragraph" style:parent-style-name="Heading_20_2">
      <style:text-properties fo:language="fi" fo:country="FI" officeooo:rsid="00147438" officeooo:paragraph-rsid="00147438"/>
    </style:style>
    <style:style style:name="P3" style:family="paragraph" style:parent-style-name="Standard">
      <style:text-properties fo:language="fi" fo:country="FI" officeooo:rsid="00147438" officeooo:paragraph-rsid="00147438"/>
    </style:style>
    <style:style style:name="T1" style:family="text">
      <style:text-properties fo:language="fi" fo:country="FI" officeooo:rsid="001474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un of Amarna</text:p>
      <text:p text:style-name="P3"/>
      <text:h text:style-name="P1" text:outline-level="1">Mechanics</text:h>
      <text:h text:style-name="P2" text:outline-level="2">Population growth</text:h>
      <text:h text:style-name="Heading_20_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29T17:14:53.631000000</meta:creation-date>
    <dc:date>2023-12-29T19:20:49.712000000</dc:date>
    <meta:editing-duration>PT1H55M46S</meta:editing-duration>
    <meta:editing-cycles>1</meta:editing-cycles>
    <meta:document-statistic meta:table-count="0" meta:image-count="0" meta:object-count="0" meta:page-count="1" meta:paragraph-count="3" meta:word-count="6" meta:character-count="39" meta:non-whitespace-character-count="36"/>
    <meta:generator>LibreOffice/7.3.4.2$Windows_X86_64 LibreOffice_project/728fec16bd5f605073805c3c9e7c4212a0120dc5</meta:generator>
  </office:meta>
</office:document-meta>
</file>